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c35dc" officeooo:paragraph-rsid="001c35d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c35dc" officeooo:paragraph-rsid="001c8e1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c35dc" officeooo:paragraph-rsid="001fcdc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c35dc" officeooo:paragraph-rsid="0023295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c35dc" officeooo:paragraph-rsid="002d847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c35dc" officeooo:paragraph-rsid="0031c11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c35dc" officeooo:paragraph-rsid="003d94e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1c35dc" officeooo:paragraph-rsid="001c35d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style:text-underline-style="none" fo:font-weight="normal" officeooo:rsid="001c35dc" officeooo:paragraph-rsid="001c35d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c35dc" officeooo:paragraph-rsid="001fcdc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c35dc" officeooo:paragraph-rsid="001c8e1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c8e1f" officeooo:paragraph-rsid="001c8e1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c8e1f" officeooo:paragraph-rsid="002d8478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32954" officeooo:paragraph-rsid="0023295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255f9d" officeooo:paragraph-rsid="00255f9d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8518f" officeooo:paragraph-rsid="0028518f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normal" officeooo:rsid="001c35dc" officeooo:paragraph-rsid="001c8e1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solid" style:text-underline-width="auto" style:text-underline-color="font-color" fo:font-weight="normal" officeooo:rsid="001c8e1f" officeooo:paragraph-rsid="001c8e1f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normal" officeooo:rsid="0033dcbd" officeooo:paragraph-rsid="0033dcb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1c35dc" officeooo:paragraph-rsid="002d8478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1c35dc" officeooo:paragraph-rsid="0041eac0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none" fo:font-weight="bold" officeooo:rsid="001c35dc" officeooo:paragraph-rsid="0031c11d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style:text-underline-style="solid" style:text-underline-width="auto" style:text-underline-color="font-color" fo:font-weight="normal" officeooo:rsid="0041eac0" officeooo:paragraph-rsid="0041eac0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41eac0" officeooo:paragraph-rsid="0041eac0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33dcbd" officeooo:paragraph-rsid="0033dcbd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style="normal" style:text-underline-style="none" fo:font-weight="normal" officeooo:rsid="004900f0" officeooo:paragraph-rsid="004900f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style:text-underline-style="none" fo:font-weight="normal" officeooo:rsid="004900f0" officeooo:paragraph-rsid="004affb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style:text-underline-style="none" fo:font-weight="normal" officeooo:rsid="001c35dc" officeooo:paragraph-rsid="0041eac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8e1f"/>
    </style:style>
    <style:style style:name="T2" style:family="text">
      <style:text-properties officeooo:rsid="001fcdca"/>
    </style:style>
    <style:style style:name="T3" style:family="text">
      <style:text-properties officeooo:rsid="00232954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1c35dc" style:font-size-asian="14pt" style:font-weight-asian="bold" style:font-size-complex="14pt" style:font-weight-complex="bold"/>
    </style:style>
    <style:style style:name="T6" style:family="text">
      <style:text-properties officeooo:rsid="0031c11d"/>
    </style:style>
    <style:style style:name="T7" style:family="text">
      <style:text-properties officeooo:rsid="003d94ec"/>
    </style:style>
    <style:style style:name="T8" style:family="text">
      <style:text-properties officeooo:rsid="0041ea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<text:span text:style-name="T1">1</text:span></text:p>
      <text:p text:style-name="P1"/>
      <text:p text:style-name="P9">Enter the size of array : 4</text:p>
      <text:p text:style-name="P9">Enter the array elements : 20</text:p>
      <text:p text:style-name="P9">55</text:p>
      <text:p text:style-name="P9">89</text:p>
      <text:p text:style-name="P9">93</text:p>
      <text:p text:style-name="P9"/>
      <text:p text:style-name="P9">The smallest element is 20</text:p>
      <text:p text:style-name="P9">The largest element is 93</text:p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<text:span text:style-name="T1">2</text:span></text:p>
      <text:p text:style-name="P1"/>
      <text:p text:style-name="P9">enter the size of array a:3</text:p>
      <text:p text:style-name="P9">enter array elements:50</text:p>
      <text:p text:style-name="P9">20</text:p>
      <text:p text:style-name="P9">15</text:p>
      <text:p text:style-name="P9">enter the size of array b:3</text:p>
      <text:p text:style-name="P9">enter the array elements:54</text:p>
      <text:p text:style-name="P9">60</text:p>
      <text:p text:style-name="P9">95</text:p>
      <text:p text:style-name="P9"/>
      <text:p text:style-name="P9">array a:15<text:tab/>20<text:tab/>50<text:tab/></text:p>
      <text:p text:style-name="P9">array b:54<text:tab/>60<text:tab/>95<text:tab/></text:p>
      <text:p text:style-name="P9">array c:15<text:tab/>20<text:tab/>50<text:tab/>54<text:tab/>60<text:tab/>95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<text:span text:style-name="T1">3</text:span></text:p>
      <text:p text:style-name="P1"/>
      <text:p text:style-name="P1"/>
      <text:p text:style-name="P9"/>
      <text:p text:style-name="P12">enter the size of stack:4</text:p>
      <text:p text:style-name="P12"/>
      <text:p text:style-name="P12"/>
      <text:p text:style-name="P12"><text:s/>stack operation using array</text:p>
      <text:p text:style-name="P12"><text:tab/>1.push</text:p>
      <text:p text:style-name="P12"><text:tab/>2.pop</text:p>
      <text:p text:style-name="P12"><text:tab/>3.display</text:p>
      <text:p text:style-name="P12"><text:tab/>4.exit</text:p>
      <text:p text:style-name="P12"><text:s/>enter your choice:1</text:p>
      <text:p text:style-name="P12">enter the value to be inserted:35</text:p>
      <text:p text:style-name="P12"/>
      <text:p text:style-name="P12"><text:s/>enter your choice:1</text:p>
      <text:p text:style-name="P12">enter the value to be inserted:90</text:p>
      <text:p text:style-name="P12"/>
      <text:p text:style-name="P12"><text:s/>enter your choice:1</text:p>
      <text:p text:style-name="P12">enter the value to be inserted:15</text:p>
      <text:p text:style-name="P12"/>
      <text:p text:style-name="P12"><text:s/>enter your choice:1</text:p>
      <text:p text:style-name="P12">enter the value to be inserted:64</text:p>
      <text:p text:style-name="P12"/>
      <text:p text:style-name="P12"><text:s/>enter your choice:1</text:p>
      <text:p text:style-name="P12"/>
      <text:p text:style-name="P12"><text:tab/> stack is overflow</text:p>
      <text:p text:style-name="P12"><text:s/>enter your choice:3</text:p>
      <text:p text:style-name="P12"/>
      <text:p text:style-name="P12"><text:s/>the elements in stack is:</text:p>
      <text:p text:style-name="P12"/>
      <text:p text:style-name="P12">64</text:p>
      <text:p text:style-name="P12">15</text:p>
      <text:p text:style-name="P12">90</text:p>
      <text:p text:style-name="P12">35</text:p>
      <text:p text:style-name="P12"><text:s/>enter your choice:2</text:p>
      <text:p text:style-name="P12"/>
      <text:p text:style-name="P12"><text:tab/> popped element is 64</text:p>
      <text:p text:style-name="P12"><text:s/>enter your choice:2</text:p>
      <text:p text:style-name="P12"/>
      <text:p text:style-name="P12"><text:tab/> popped element is 15</text:p>
      <text:p text:style-name="P12"><text:s/>enter your choice:2</text:p>
      <text:p text:style-name="P12"/>
      <text:p text:style-name="P12"><text:tab/> popped element is 90</text:p>
      <text:p text:style-name="P12"><text:s/>enter your choice:2</text:p>
      <text:p text:style-name="P12"/>
      <text:p text:style-name="P12"><text:tab/> popped element is 35</text:p>
      <text:p text:style-name="P12"><text:s/>enter your choice:2</text:p>
      <text:p text:style-name="P12">stack is underflow</text:p>
      <text:p text:style-name="P12"><text:s/>enter your choice:4</text:p>
      <text:p text:style-name="P13">exit</text:p>
      <text:p text:style-name="P5"><text:soft-page-break/></text:p>
      <text:p text:style-name="P13"><text:span text:style-name="T5">OUTPUT</text:span><text:span text:style-name="T4">4</text:span></text:p>
      <text:p text:style-name="P17"/>
      <text:p text:style-name="P18">enter the size of queue4</text:p>
      <text:p text:style-name="P18"/>
      <text:p text:style-name="P18">1.Insertion </text:p>
      <text:p text:style-name="P18">2.Deletion </text:p>
      <text:p text:style-name="P18">3.Display </text:p>
      <text:p text:style-name="P18">4.Exit</text:p>
      <text:p text:style-name="P18">Enter the Choice:</text:p>
      <text:p text:style-name="P18">1</text:p>
      <text:p text:style-name="P18"><text:s/>Enter element 1:</text:p>
      <text:p text:style-name="P18">90</text:p>
      <text:p text:style-name="P18">Enter the Choice:</text:p>
      <text:p text:style-name="P18">1</text:p>
      <text:p text:style-name="P18"><text:s/>Enter element 2:</text:p>
      <text:p text:style-name="P18">36</text:p>
      <text:p text:style-name="P18">Enter the Choice:</text:p>
      <text:p text:style-name="P18">1</text:p>
      <text:p text:style-name="P18"><text:s/>Enter element 3:</text:p>
      <text:p text:style-name="P18">21</text:p>
      <text:p text:style-name="P18">Enter the Choice:</text:p>
      <text:p text:style-name="P18">1</text:p>
      <text:p text:style-name="P18"><text:s/>Enter element 4:</text:p>
      <text:p text:style-name="P18">52</text:p>
      <text:p text:style-name="P18">Enter the Choice:</text:p>
      <text:p text:style-name="P18">1</text:p>
      <text:p text:style-name="P18"/>
      <text:p text:style-name="P18"><text:s/>Queue is Full</text:p>
      <text:p text:style-name="P18">Enter the Choice:</text:p>
      <text:p text:style-name="P18">3</text:p>
      <text:p text:style-name="P18">Queue Elements are: </text:p>
      <text:p text:style-name="P18">90</text:p>
      <text:p text:style-name="P18">36</text:p>
      <text:p text:style-name="P18">21</text:p>
      <text:p text:style-name="P18">52</text:p>
      <text:p text:style-name="P18">Enter the Choice:</text:p>
      <text:p text:style-name="P18">2</text:p>
      <text:p text:style-name="P18"><text:s/>Deleted Element is 90 </text:p>
      <text:p text:style-name="P18">Enter the Choice:</text:p>
      <text:p text:style-name="P18">2</text:p>
      <text:p text:style-name="P18"><text:s/>Deleted Element is 36 </text:p>
      <text:p text:style-name="P18">Enter the Choice:</text:p>
      <text:p text:style-name="P18">2</text:p>
      <text:p text:style-name="P18"><text:s/>Deleted Element is 21 </text:p>
      <text:p text:style-name="P18">Enter the Choice:</text:p>
      <text:p text:style-name="P18">2</text:p>
      <text:p text:style-name="P18"><text:s/>Deleted Element is 52 </text:p>
      <text:p text:style-name="P18">Enter the Choice:</text:p>
      <text:p text:style-name="P18">2</text:p>
      <text:p text:style-name="P18"/>
      <text:p text:style-name="P18"><text:s/>Queue is empty</text:p>
      <text:p text:style-name="P18"><text:soft-page-break/>Enter the Choice:</text:p>
      <text:p text:style-name="P18">4</text:p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OUTPUT<text:span text:style-name="T1">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OUTPUT<text:span text:style-name="T2">6</text:span></text:p>
      <text:p text:style-name="P3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2 <text:s text:c="3"/></text:p>
      <text:p text:style-name="P14"/>
      <text:p text:style-name="P14">enter number to be inserted59</text:p>
      <text:p text:style-name="P14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2</text:p>
      <text:p text:style-name="P14"/>
      <text:p text:style-name="P14">enter number to be inserted60</text:p>
      <text:p text:style-name="P14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3</text:p>
      <text:p text:style-name="P14"/>
      <text:p text:style-name="P14">enter number to be inserted75</text:p>
      <text:p text:style-name="P14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soft-page-break/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4</text:p>
      <text:p text:style-name="P14"/>
      <text:p text:style-name="P14">enter position and data2</text:p>
      <text:p text:style-name="P14">97</text:p>
      <text:p text:style-name="P14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1</text:p>
      <text:p text:style-name="P14">the list is</text:p>
      <text:p text:style-name="P14">60--&gt;97--&gt;59--&gt;75--&gt;</text:p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2</text:p>
      <text:p text:style-name="P14"/>
      <text:p text:style-name="P14">enter number to be inserted10</text:p>
      <text:p text:style-name="P14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<text:soft-page-break/>1</text:p>
      <text:p text:style-name="P14">the list is</text:p>
      <text:p text:style-name="P14">10--&gt;60--&gt;97--&gt;59--&gt;75--&gt;</text:p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5</text:p>
      <text:p text:style-name="P14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1</text:p>
      <text:p text:style-name="P14">the list is</text:p>
      <text:p text:style-name="P14">60--&gt;97--&gt;59--&gt;75--&gt;</text:p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6</text:p>
      <text:p text:style-name="P14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><text:soft-page-break/></text:p>
      <text:p text:style-name="P14">enter your choice:</text:p>
      <text:p text:style-name="P14">1</text:p>
      <text:p text:style-name="P14">the list is</text:p>
      <text:p text:style-name="P14">60--&gt;97--&gt;59--&gt;</text:p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8</text:p>
      <text:p text:style-name="P14"/>
      <text:p text:style-name="P14">enter the element you want to search97</text:p>
      <text:p text:style-name="P14">yes,97 is present in the linked list</text:p>
      <text:p text:style-name="P14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8</text:p>
      <text:p text:style-name="P14"/>
      <text:p text:style-name="P14">enter the element you want to search10</text:p>
      <text:p text:style-name="P14">no,10 is not present in the linked list</text:p>
      <text:p text:style-name="P14"/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7</text:p>
      <text:p text:style-name="P14"/>
      <text:p text:style-name="P14">enter the position1</text:p>
      <text:p text:style-name="P14"/>
      <text:p text:style-name="P14"><text:soft-page-break/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1</text:p>
      <text:p text:style-name="P14">the list is</text:p>
      <text:p text:style-name="P14">60--&gt;59--&gt;</text:p>
      <text:p text:style-name="P14"><text:tab/>1.to see list</text:p>
      <text:p text:style-name="P14"><text:tab/>2.for insertion at starting</text:p>
      <text:p text:style-name="P14"><text:tab/>3.for insertion at end</text:p>
      <text:p text:style-name="P14"><text:tab/>4.for insertion at any position</text:p>
      <text:p text:style-name="P14"><text:tab/>5.for deletion of first element</text:p>
      <text:p text:style-name="P14"><text:tab/>6.for deletion of last element</text:p>
      <text:p text:style-name="P14"><text:tab/>7.for deletion of element at any position</text:p>
      <text:p text:style-name="P14"><text:tab/>8.search an element in linked list</text:p>
      <text:p text:style-name="P14"><text:tab/>9.exit</text:p>
      <text:p text:style-name="P14"/>
      <text:p text:style-name="P14">enter your choice:</text:p>
      <text:p text:style-name="P14">9</text:p>
      <text:p text:style-name="P10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OUTPUT<text:span text:style-name="T3">7</text:span></text:p>
      <text:p text:style-name="P4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1</text:p>
      <text:p text:style-name="P15"/>
      <text:p text:style-name="P15"><text:s/>enter the value90</text:p>
      <text:p text:style-name="P15"/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1</text:p>
      <text:p text:style-name="P15"/>
      <text:p text:style-name="P15"><text:s/>enter the value54</text:p>
      <text:p text:style-name="P15"/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1</text:p>
      <text:p text:style-name="P15"/>
      <text:p text:style-name="P15"><text:s/>enter the value68</text:p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1</text:p>
      <text:p text:style-name="P15"/>
      <text:p text:style-name="P15"><text:s/>enter the value90</text:p>
      <text:p text:style-name="P15"/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oft-page-break/><text:s/>enter your choice1</text:p>
      <text:p text:style-name="P15"/>
      <text:p text:style-name="P15"><text:s/>enter the value25</text:p>
      <text:p text:style-name="P15"/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4</text:p>
      <text:p text:style-name="P15">the list is </text:p>
      <text:p text:style-name="P15">25--&gt;68--&gt;54--&gt;90--&gt;</text:p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3</text:p>
      <text:p text:style-name="P15"/>
      <text:p text:style-name="P15"><text:s/>enter the element68</text:p>
      <text:p text:style-name="P15"/>
      <text:p text:style-name="P15"><text:s/>item found at position 2</text:p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2</text:p>
      <text:p text:style-name="P15">popped element 25</text:p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4</text:p>
      <text:p text:style-name="P15">the list is </text:p>
      <text:p text:style-name="P15">68--&gt;54--&gt;90--&gt;</text:p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2</text:p>
      <text:p text:style-name="P15">popped element 68</text:p>
      <text:p text:style-name="P15"/>
      <text:p text:style-name="P15">1:push</text:p>
      <text:p text:style-name="P15">2:pop</text:p>
      <text:p text:style-name="P15"><text:soft-page-break/>3:linear search</text:p>
      <text:p text:style-name="P15">4:display</text:p>
      <text:p text:style-name="P15">5:exit</text:p>
      <text:p text:style-name="P15"><text:s/>enter your choice2</text:p>
      <text:p text:style-name="P15">popped element 54</text:p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2</text:p>
      <text:p text:style-name="P15">popped element 90</text:p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2</text:p>
      <text:p text:style-name="P15"/>
      <text:p text:style-name="P15"><text:s/>underflow</text:p>
      <text:p text:style-name="P15"/>
      <text:p text:style-name="P15">1:push</text:p>
      <text:p text:style-name="P15">2:pop</text:p>
      <text:p text:style-name="P15">3:linear search</text:p>
      <text:p text:style-name="P15">4:display</text:p>
      <text:p text:style-name="P15">5:exit</text:p>
      <text:p text:style-name="P15"><text:s/>enter your choice5</text:p>
      <text:p text:style-name="P11"/>
      <text:p text:style-name="P11"/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9"/>
      <text:p text:style-name="P9"/>
      <text:p text:style-name="P9"/>
      <text:p text:style-name="P9"/>
      <text:p text:style-name="P9"><text:soft-page-break/></text:p>
      <text:p text:style-name="P6">OUTPUT<text:span text:style-name="T6">8</text:span></text:p>
      <text:p text:style-name="P22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1</text:p>
      <text:p text:style-name="P25"/>
      <text:p text:style-name="P25"><text:s/>enter value:45</text:p>
      <text:p text:style-name="P25"/>
      <text:p text:style-name="P25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1</text:p>
      <text:p text:style-name="P25"/>
      <text:p text:style-name="P25"><text:s/>enter value:60</text:p>
      <text:p text:style-name="P25"/>
      <text:p text:style-name="P25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1</text:p>
      <text:p text:style-name="P25"/>
      <text:p text:style-name="P25"><text:s/>enter value:90</text:p>
      <text:p text:style-name="P25"/>
      <text:p text:style-name="P25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<text:soft-page-break/>8:display</text:p>
      <text:p text:style-name="P25">9:exit</text:p>
      <text:p text:style-name="P25">enter your choice2</text:p>
      <text:p text:style-name="P25"/>
      <text:p text:style-name="P25"><text:s/>enter value55</text:p>
      <text:p text:style-name="P25"/>
      <text:p text:style-name="P25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3</text:p>
      <text:p text:style-name="P25"/>
      <text:p text:style-name="P25"><text:s/>enter value78</text:p>
      <text:p text:style-name="P25"/>
      <text:p text:style-name="P25"><text:s/>enter the position2</text:p>
      <text:p text:style-name="P25"/>
      <text:p text:style-name="P25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8</text:p>
      <text:p text:style-name="P25">90--&gt;78--&gt;60--&gt;45--&gt;55--&gt;null</text:p>
      <text:p text:style-name="P25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7</text:p>
      <text:p text:style-name="P25"/>
      <text:p text:style-name="P25"><text:s/>enter element to search78</text:p>
      <text:p text:style-name="P25"/>
      <text:p text:style-name="P25"><text:s/>item found at position 2</text:p>
      <text:p text:style-name="P25"/>
      <text:p text:style-name="P25">1:insert at beginning</text:p>
      <text:p text:style-name="P25">2:insert at last</text:p>
      <text:p text:style-name="P25"><text:soft-page-break/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5</text:p>
      <text:p text:style-name="P25"/>
      <text:p text:style-name="P25"><text:s/>55 deleted</text:p>
      <text:p text:style-name="P25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8</text:p>
      <text:p text:style-name="P25">90--&gt;78--&gt;60--&gt;45--&gt;null</text:p>
      <text:p text:style-name="P25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6</text:p>
      <text:p text:style-name="P25">enter position4</text:p>
      <text:p text:style-name="P25"/>
      <text:p text:style-name="P25"><text:s/>45 deleted</text:p>
      <text:p text:style-name="P25"/>
      <text:p text:style-name="P25">1:insert at beginning</text:p>
      <text:p text:style-name="P25">2:insert at last</text:p>
      <text:p text:style-name="P25">3:insert at position</text:p>
      <text:p text:style-name="P25">4:delete from beginning</text:p>
      <text:p text:style-name="P25">5:delete from last</text:p>
      <text:p text:style-name="P25">6:delete from position</text:p>
      <text:p text:style-name="P25">7:search</text:p>
      <text:p text:style-name="P25">8:display</text:p>
      <text:p text:style-name="P25">9:exit</text:p>
      <text:p text:style-name="P25">enter your choice8</text:p>
      <text:p text:style-name="P25">90--&gt;78--&gt;60--&gt;null</text:p>
      <text:p text:style-name="P25"/>
      <text:p text:style-name="P25"/>
      <text:p text:style-name="P25"/>
      <text:p text:style-name="P25"/>
      <text:p text:style-name="P19"><text:soft-page-break/></text:p>
      <text:p text:style-name="P7">OUTPUT<text:span text:style-name="T7">9</text:span></text:p>
      <text:p text:style-name="P7"/>
      <text:p text:style-name="P23"/>
      <text:p text:style-name="P24">1)Create Root Node</text:p>
      <text:p text:style-name="P24">2)Insert Node</text:p>
      <text:p text:style-name="P24">3)search</text:p>
      <text:p text:style-name="P24">4)preorderTraversal</text:p>
      <text:p text:style-name="P24">5)Delete</text:p>
      <text:p text:style-name="P24">6)Quit</text:p>
      <text:p text:style-name="P24">choose option::1</text:p>
      <text:p text:style-name="P24"/>
      <text:p text:style-name="P24">enter a number:50</text:p>
      <text:p text:style-name="P24"/>
      <text:p text:style-name="P24">1)Create Root Node</text:p>
      <text:p text:style-name="P24">2)Insert Node</text:p>
      <text:p text:style-name="P24">3)search</text:p>
      <text:p text:style-name="P24">4)preorderTraversal</text:p>
      <text:p text:style-name="P24">5)Delete</text:p>
      <text:p text:style-name="P24">6)Quit</text:p>
      <text:p text:style-name="P24">choose option::2</text:p>
      <text:p text:style-name="P24"/>
      <text:p text:style-name="P24">enter a number:40</text:p>
      <text:p text:style-name="P24"/>
      <text:p text:style-name="P24">1)Create Root Node</text:p>
      <text:p text:style-name="P24">2)Insert Node</text:p>
      <text:p text:style-name="P24">3)search</text:p>
      <text:p text:style-name="P24">4)preorderTraversal</text:p>
      <text:p text:style-name="P24">5)Delete</text:p>
      <text:p text:style-name="P24">6)Quit</text:p>
      <text:p text:style-name="P24">choose option::2</text:p>
      <text:p text:style-name="P24"/>
      <text:p text:style-name="P24">enter a number:55</text:p>
      <text:p text:style-name="P24"/>
      <text:p text:style-name="P24">1)Create Root Node</text:p>
      <text:p text:style-name="P24">2)Insert Node</text:p>
      <text:p text:style-name="P24">3)search</text:p>
      <text:p text:style-name="P24">4)preorderTraversal</text:p>
      <text:p text:style-name="P24">5)Delete</text:p>
      <text:p text:style-name="P24">6)Quit</text:p>
      <text:p text:style-name="P24">choose option::3</text:p>
      <text:p text:style-name="P24"/>
      <text:p text:style-name="P24">enter a number:55</text:p>
      <text:p text:style-name="P24"/>
      <text:p text:style-name="P24">found!</text:p>
      <text:p text:style-name="P24"/>
      <text:p text:style-name="P24">1)Create Root Node</text:p>
      <text:p text:style-name="P24">2)Insert Node</text:p>
      <text:p text:style-name="P24">3)search</text:p>
      <text:p text:style-name="P24">4)preorderTraversal</text:p>
      <text:p text:style-name="P24">5)Delete</text:p>
      <text:p text:style-name="P24">6)Quit</text:p>
      <text:p text:style-name="P24"><text:soft-page-break/>choose option::4</text:p>
      <text:p text:style-name="P24"/>
      <text:p text:style-name="P24">................:</text:p>
      <text:p text:style-name="P24">50-&gt;40-&gt;55-&gt;</text:p>
      <text:p text:style-name="P24">................:</text:p>
      <text:p text:style-name="P24"/>
      <text:p text:style-name="P24">1)Create Root Node</text:p>
      <text:p text:style-name="P24">2)Insert Node</text:p>
      <text:p text:style-name="P24">3)search</text:p>
      <text:p text:style-name="P24">4)preorderTraversal</text:p>
      <text:p text:style-name="P24">5)Delete</text:p>
      <text:p text:style-name="P24">6)Quit</text:p>
      <text:p text:style-name="P24">choose option::5</text:p>
      <text:p text:style-name="P24"/>
      <text:p text:style-name="P24">enter a number to be deleted:40</text:p>
      <text:p text:style-name="P24"/>
      <text:p text:style-name="P24">1)Create Root Node</text:p>
      <text:p text:style-name="P24">2)Insert Node</text:p>
      <text:p text:style-name="P24">3)search</text:p>
      <text:p text:style-name="P24">4)preorderTraversal</text:p>
      <text:p text:style-name="P24">5)Delete</text:p>
      <text:p text:style-name="P24">6)Quit</text:p>
      <text:p text:style-name="P24">choose option::6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1">OUTPUT<text:span text:style-name="T8">10</text:span></text:p>
      <text:p text:style-name="P21"/>
      <text:p text:style-name="P24">enter the size of universal set: 5</text:p>
      <text:p text:style-name="P24">enter elements: 2</text:p>
      <text:p text:style-name="P24">4</text:p>
      <text:p text:style-name="P24">6</text:p>
      <text:p text:style-name="P24">8</text:p>
      <text:p text:style-name="P24">10</text:p>
      <text:p text:style-name="P24"/>
      <text:p text:style-name="P24"><text:s/>enter the size of set1: 3</text:p>
      <text:p text:style-name="P24"/>
      <text:p text:style-name="P24">enter elements: 2</text:p>
      <text:p text:style-name="P24">4</text:p>
      <text:p text:style-name="P24">6</text:p>
      <text:p text:style-name="P24"/>
      <text:p text:style-name="P24"><text:s/>enter the size of set2: 3</text:p>
      <text:p text:style-name="P24"/>
      <text:p text:style-name="P24">enter elements: 1</text:p>
      <text:p text:style-name="P24">2</text:p>
      <text:p text:style-name="P24">8</text:p>
      <text:p text:style-name="P24"/>
      <text:p text:style-name="P24">universal set:{246810}</text:p>
      <text:p text:style-name="P24">set 1 in bit string:{11100}</text:p>
      <text:p text:style-name="P24">set 2 in bit string:{10010}</text:p>
      <text:p text:style-name="P24">set 1:{246}</text:p>
      <text:p text:style-name="P24">set 2:{28}</text:p>
      <text:p text:style-name="P24">union: {2468}</text:p>
      <text:p text:style-name="P24">intersection: {2}</text:p>
      <text:p text:style-name="P24">difference: {46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<text:soft-page-break/>OUTPUT<text:span text:style-name="T8">11</text:span></text:p>
      <text:p text:style-name="P21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1</text:p>
      <text:p text:style-name="P26">Enter element : 4</text:p>
      <text:p text:style-name="P26"/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1</text:p>
      <text:p text:style-name="P26">Enter element : 7</text:p>
      <text:p text:style-name="P26"/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2</text:p>
      <text:p text:style-name="P26">The sets are</text:p>
      <text:p text:style-name="P26">47</text:p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3</text:p>
      <text:p text:style-name="P26">enter the two sets to union</text:p>
      <text:p text:style-name="P26">Enter first set : 4</text:p>
      <text:p text:style-name="P26">Enter second set : 7</text:p>
      <text:p text:style-name="P26"/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2</text:p>
      <text:p text:style-name="P26">The sets are</text:p>
      <text:p text:style-name="P26">4</text:p>
      <text:p text:style-name="P26"/>
      <text:p text:style-name="P26">1:Make Set</text:p>
      <text:p text:style-name="P26">2:Display set Representatives</text:p>
      <text:p text:style-name="P26">3:Union</text:p>
      <text:p text:style-name="P26"><text:soft-page-break/>4:Find Set</text:p>
      <text:p text:style-name="P26">5:Exit</text:p>
      <text:p text:style-name="P26">Enter your choice : 4</text:p>
      <text:p text:style-name="P26">Enter the value to find : 4</text:p>
      <text:p text:style-name="P26"/>
      <text:p text:style-name="P26">Value 4 is in set 4</text:p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5</text:p>
      <text:p text:style-name="P26"/>
      <text:p text:style-name="P26">Press any key to exit..</text:p>
      <text:p text:style-name="P28"/>
      <text:p text:style-name="P28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1</text:p>
      <text:p text:style-name="P26">Enter element : 4</text:p>
      <text:p text:style-name="P26"/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1</text:p>
      <text:p text:style-name="P26">Enter element : 7</text:p>
      <text:p text:style-name="P26"/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7">Enter your choice 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1</text:p>
      <text:p text:style-name="P26">Enter element : 4</text:p>
      <text:p text:style-name="P26"/>
      <text:p text:style-name="P26"/>
      <text:p text:style-name="P26">1:Make Set</text:p>
      <text:p text:style-name="P26">2:Display set Representatives</text:p>
      <text:p text:style-name="P26">3:Union</text:p>
      <text:p text:style-name="P26"><text:soft-page-break/>4:Find Set</text:p>
      <text:p text:style-name="P26">5:Exit</text:p>
      <text:p text:style-name="P26">Enter your choice : 1</text:p>
      <text:p text:style-name="P26">Enter element : 7</text:p>
      <text:p text:style-name="P26"/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2</text:p>
      <text:p text:style-name="P26">The sets are</text:p>
      <text:p text:style-name="P26">47</text:p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3</text:p>
      <text:p text:style-name="P26">enter the two sets to union</text:p>
      <text:p text:style-name="P26">Enter first set : 4</text:p>
      <text:p text:style-name="P26">Enter second set : 7</text:p>
      <text:p text:style-name="P26"/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7">Enter your choice : 2</text:p>
      <text:p text:style-name="P26">The sets are</text:p>
      <text:p text:style-name="P26">47</text:p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: 3</text:p>
      <text:p text:style-name="P26">enter the two sets to union</text:p>
      <text:p text:style-name="P26">Enter first set : 4</text:p>
      <text:p text:style-name="P26">Enter second set : 7</text:p>
      <text:p text:style-name="P26"/>
      <text:p text:style-name="P26"/>
      <text:p text:style-name="P26">1:Make Set</text:p>
      <text:p text:style-name="P26">2:Display set Representatives</text:p>
      <text:p text:style-name="P26">3:Union</text:p>
      <text:p text:style-name="P26">4:Find Set</text:p>
      <text:p text:style-name="P26">5:Exit</text:p>
      <text:p text:style-name="P26">Enter your choic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1T14:35:30.511496789</meta:creation-date>
    <dc:date>2023-12-21T11:18:37.038947784</dc:date>
    <meta:editing-duration>PT1H11M5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3" meta:paragraph-count="744" meta:word-count="2069" meta:character-count="12218" meta:non-whitespace-character-count="10696"/>
  </office:meta>
</office:document-meta>
</file>